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 style:master-page-name="">
      <style:table-properties style:width="17.59cm" style:page-number="auto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.702cm" style:rel-column-width="1532*"/>
    </style:style>
    <style:style style:name="Tabla1.B" style:family="table-column">
      <style:table-column-properties style:column-width="14.887cm" style:rel-column-width="8440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b2b2b2" fo:padding="0cm" fo:border-left="0.5pt solid #000000" fo:border-right="none" fo:border-top="0.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5pt solid #000000" fo:border-top="0.5pt solid #000000" fo:border-bottom="none">
        <style:background-image/>
      </style:table-cell-properties>
    </style:style>
    <style:style style:name="Tabla1.A2" style:family="table-cell">
      <style:table-cell-properties style:vertical-align="middle" fo:background-color="#b2b2b2" fo:padding="0cm" fo:border-left="0.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style:vertical-align="middle" fo:background-color="#b2b2b2" fo:padding="0cm" fo:border-left="none" fo:border-right="0.5pt solid #000000" fo:border-top="none" fo:border-bottom="none">
        <style:background-image/>
      </style:table-cell-properties>
    </style:style>
    <style:style style:name="Tabla1.4" style:family="table-row">
      <style:table-row-properties fo:background-color="transparent">
        <style:background-image/>
      </style:table-row-properties>
    </style:style>
    <style:style style:name="Tabla1.A4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 style:master-page-name="">
      <style:table-properties style:width="13.095cm" fo:margin-left="2.00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3.274cm"/>
    </style:style>
    <style:style style:name="Tabla2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background-color="#999999" fo:padding="0.097cm" fo:border="0.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2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2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fo:background-color="transparent" fo:keep-together="auto">
        <style:background-image/>
      </style:table-row-properties>
    </style:style>
    <style:style style:name="Tabla2.B3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3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3" style:family="table-cell" style:data-style-name="N10104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B4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4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4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5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5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6" style:family="table-row">
      <style:table-row-properties fo:background-color="transparent">
        <style:background-image/>
      </style:table-row-properties>
    </style:style>
    <style:style style:name="Tabla2.A6" style:family="table-cell">
      <style:table-cell-properties fo:padding="0.097cm" fo:border-left="none" fo:border-right="0.5pt solid #000000" fo:border-top="0.5pt solid #000000" fo:border-bottom="none"/>
    </style:style>
    <style:style style:name="Tabla2.D6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none" fo:border-right="0.5pt solid #000000" fo:border-top="none" fo:border-bottom="none"/>
    </style:style>
    <style:style style:name="Tabla2.D7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none" fo:border-right="0.5pt solid #000000" fo:border-top="none" fo:border-bottom="none"/>
    </style:style>
    <style:style style:name="Tabla2.D8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" style:family="table" style:master-page-name="">
      <style:table-properties style:width="13.095cm" fo:margin-left="2.00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3.274cm"/>
    </style:style>
    <style:style style:name="Tabla2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background-color="#999999" fo:padding="0.097cm" fo:border="0.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2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2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fo:background-color="transparent" fo:keep-together="auto">
        <style:background-image/>
      </style:table-row-properties>
    </style:style>
    <style:style style:name="Tabla2.B3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3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3" style:family="table-cell" style:data-style-name="N10104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B4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4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4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2.C5" style:family="table-cell" style:data-style-name="N10104">
      <style:table-cell-properties fo:padding="0.097cm" fo:border-left="0.5pt solid #000000" fo:border-right="none" fo:border-top="none" fo:border-bottom="0.5pt solid #000000"/>
    </style:style>
    <style:style style:name="Tabla2.D5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6" style:family="table-row">
      <style:table-row-properties fo:background-color="transparent">
        <style:background-image/>
      </style:table-row-properties>
    </style:style>
    <style:style style:name="Tabla2.A6" style:family="table-cell">
      <style:table-cell-properties fo:padding="0.097cm" fo:border-left="none" fo:border-right="0.5pt solid #000000" fo:border-top="0.5pt solid #000000" fo:border-bottom="none"/>
    </style:style>
    <style:style style:name="Tabla2.D6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none" fo:border-right="0.5pt solid #000000" fo:border-top="none" fo:border-bottom="none"/>
    </style:style>
    <style:style style:name="Tabla2.D7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none" fo:border-right="0.5pt solid #000000" fo:border-top="none" fo:border-bottom="none"/>
    </style:style>
    <style:style style:name="Tabla2.D8" style:family="table-cell" style:data-style-name="N10104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0b8402" officeooo:paragraph-rsid="000d552c"/>
    </style:style>
    <style:style style:name="P2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  <style:tab-stop style:position="2.494cm"/>
        </style:tab-stops>
      </style:paragraph-properties>
      <style:text-properties officeooo:paragraph-rsid="0006a903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  <style:tab-stop style:position="2.494cm"/>
        </style:tab-stops>
      </style:paragraph-properties>
      <style:text-properties officeooo:paragraph-rsid="0010ef26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  <style:tab-stop style:position="2.494cm"/>
        </style:tab-stops>
      </style:paragraph-properties>
      <style:text-properties officeooo:paragraph-rsid="00137e36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  <style:tab-stop style:position="2.494cm"/>
        </style:tab-stops>
      </style:paragraph-properties>
      <style:text-properties officeooo:paragraph-rsid="00154d13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08e2d5" officeooo:paragraph-rsid="000d552c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116a98" officeooo:paragraph-rsid="00116a98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137e36" officeooo:paragraph-rsid="00137e36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2cm" style:type="char" style:char=":"/>
        </style:tab-stops>
      </style:paragraph-properties>
      <style:text-properties officeooo:paragraph-rsid="0017d22f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2cm" style:type="char" style:char=":"/>
        </style:tab-stops>
      </style:paragraph-properties>
      <style:text-properties officeooo:paragraph-rsid="0017d22f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2.305cm" style:type="char" style:char=":"/>
        </style:tab-stops>
      </style:paragraph-properties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cm" fo:margin-right="0.199cm" fo:margin-top="0.101cm" fo:margin-bottom="0.101cm" style:contextual-spacing="false" fo:text-indent="0cm" style:auto-text-indent="false" fo:background-color="transparent">
        <style:tab-stops>
          <style:tab-stop style:position="2.305cm" style:type="char" style:char=":"/>
        </style:tab-stops>
      </style:paragraph-properties>
      <style:text-properties officeooo:paragraph-rsid="0017d22f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2.305cm" style:type="char" style:char=":"/>
        </style:tab-stops>
      </style:paragraph-properties>
      <style:text-properties officeooo:paragraph-rsid="0017d22f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1a821f" officeooo:paragraph-rsid="001a821f"/>
    </style:style>
    <style:style style:name="P15" style:family="paragraph" style:parent-style-name="Table_20_Contents">
      <style:paragraph-properties fo:text-align="end" style:justify-single-word="false"/>
      <style:text-properties officeooo:rsid="00130cb8" officeooo:paragraph-rsid="00130cb8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30cb8" officeooo:paragraph-rsid="00130cb8" style:font-weight-asian="bold" style:font-weight-complex="bold"/>
    </style:style>
    <style:style style:name="P17" style:family="paragraph" style:parent-style-name="Table_20_Contents">
      <style:text-properties fo:font-weight="bold" officeooo:rsid="00130cb8" officeooo:paragraph-rsid="00130cb8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1a821f" officeooo:paragraph-rsid="001a821f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officeooo:rsid="001a821f" officeooo:paragraph-rsid="00130cb8"/>
    </style:style>
    <style:style style:name="P20" style:family="paragraph" style:parent-style-name="Table_20_Contents">
      <style:paragraph-properties fo:text-align="end" style:justify-single-word="false"/>
      <style:text-properties officeooo:rsid="001a821f"/>
    </style:style>
    <style:style style:name="P21" style:family="paragraph" style:parent-style-name="Table_20_Contents">
      <style:paragraph-properties fo:text-align="end" style:justify-single-word="false"/>
      <style:text-properties officeooo:rsid="001c5714"/>
    </style:style>
    <style:style style:name="P22" style:family="paragraph" style:parent-style-name="Table_20_Contents">
      <style:paragraph-properties fo:text-align="end" style:justify-single-word="false"/>
      <style:text-properties officeooo:rsid="001d61f5"/>
    </style:style>
    <style:style style:name="T1" style:family="text">
      <style:text-properties officeooo:rsid="000d1eef"/>
    </style:style>
    <style:style style:name="T2" style:family="text">
      <style:text-properties officeooo:rsid="000edf87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0f650a" fo:background-color="#ffffff" loext:char-shading-value="0"/>
    </style:style>
    <style:style style:name="T5" style:family="text">
      <style:text-properties officeooo:rsid="0010ef26" fo:background-color="#ffffff" loext:char-shading-value="0"/>
    </style:style>
    <style:style style:name="T6" style:family="text">
      <style:text-properties officeooo:rsid="001711c1" fo:background-color="#ffffff" loext:char-shading-value="0"/>
    </style:style>
    <style:style style:name="T7" style:family="text">
      <style:text-properties fo:font-variant="normal" fo:text-transform="none" fo:letter-spacing="normal" fo:font-style="normal" fo:font-weight="normal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137e36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154d13" loext:padding="0cm" loext:border="none"/>
    </style:style>
    <style:style style:name="T10" style:family="text">
      <style:text-properties officeooo:rsid="0010ef26"/>
    </style:style>
    <style:style style:name="T11" style:family="text">
      <style:text-properties officeooo:rsid="001c571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To<text:span text:style-name="T2">:<text:tab/></text:span></text:p>
          </table:table-cell>
          <table:table-cell table:style-name="Tabla1.B1" office:value-type="string">
            <text:p text:style-name="P10"><text:span text:style-name="T6">margaret</text:span><text:span text:style-name="T3">@</text:span><text:span text:style-name="T6">KingAgro</text:span><text:span text:style-name="T3">.</text:span><text:span text:style-name="T4">com</text:span></text:p>
          </table:table-cell>
        </table:table-row>
        <table:table-row table:style-name="Tabla1.1">
          <table:table-cell table:style-name="Tabla1.A2" office:value-type="string">
            <text:p text:style-name="P12">From:</text:p>
          </table:table-cell>
          <table:table-cell table:style-name="Tabla1.B2" office:value-type="string">
            <text:p text:style-name="P9"><text:span text:style-name="T6">sales_department</text:span><text:span text:style-name="T3">@holamundo.com</text:span></text:p>
          </table:table-cell>
        </table:table-row>
        <table:table-row table:style-name="Tabla1.1">
          <table:table-cell table:style-name="Tabla1.A2" office:value-type="string">
            <text:p text:style-name="P13">Subject:<text:span text:style-name="T2"><text:tab/></text:span></text:p>
          </table:table-cell>
          <table:table-cell table:style-name="Tabla1.B2" office:value-type="string">
            <text:p text:style-name="P9"><text:span text:style-name="T5">Quote for Computer Supplis</text:span></text:p>
          </table:table-cell>
        </table:table-row>
        <table:table-row table:style-name="Tabla1.4">
          <table:table-cell table:style-name="Tabla1.A4" table:number-columns-spanned="2" office:value-type="string">
            <text:p text:style-name="P6">Dear <text:span text:style-name="T10">Miss </text:span>Margaret,</text:p>
            <text:p text:style-name="P6"/>
            <text:p text:style-name="P7">Thank you for your recent request regarding prices of our products.</text:p>
            <text:p text:style-name="P7">Regarding your recent request for a quote, I send you a list of the prices from all items:</text:p>
            <text:p text:style-name="P7"><text:tab/></text:p>
            <table:table table:name="Tabla2" table:style-name="Tabla2">
              <table:table-column table:style-name="Tabla2.A" table:number-columns-repeated="4"/>
              <table:table-row>
                <table:table-cell table:style-name="Tabla2.A1" office:value-type="string">
                  <text:p text:style-name="P16">Item</text:p>
                </table:table-cell>
                <table:table-cell table:style-name="Tabla2.A1" office:value-type="string">
                  <text:p text:style-name="P16">Quantity</text:p>
                </table:table-cell>
                <table:table-cell table:style-name="Tabla2.A1" office:value-type="string">
                  <text:p text:style-name="P16">Price per unit</text:p>
                </table:table-cell>
                <table:table-cell table:style-name="Tabla2.D1" office:value-type="string">
                  <text:p text:style-name="P16">Total</text:p>
                </table:table-cell>
              </table:table-row>
              <table:table-row>
                <table:table-cell table:style-name="Tabla2.A2" office:value-type="string">
                  <text:p text:style-name="P17">Keyboards</text:p>
                </table:table-cell>
                <table:table-cell table:style-name="Tabla2.B2" office:value-type="float" office:value="10">
                  <text:p text:style-name="P15">10</text:p>
                </table:table-cell>
                <table:table-cell table:style-name="Tabla2.C2" office:value-type="currency" office:currency="EUR" office:value="70">
                  <text:p text:style-name="P15">70,00 €</text:p>
                </table:table-cell>
                <table:table-cell table:style-name="Tabla2.D2" table:formula="ooow:&lt;B2&gt;*&lt;C2&gt;" office:value-type="currency" office:currency="EUR" office:value="700">
                  <text:p text:style-name="P20">700,00 €</text:p>
                </table:table-cell>
              </table:table-row>
              <table:table-row table:style-name="Tabla2.3">
                <table:table-cell table:style-name="Tabla2.A2" office:value-type="string">
                  <text:p text:style-name="P17">Microphones</text:p>
                </table:table-cell>
                <table:table-cell table:style-name="Tabla2.B3" office:value-type="float" office:value="8">
                  <text:p text:style-name="P15">8</text:p>
                </table:table-cell>
                <table:table-cell table:style-name="Tabla2.C3" office:value-type="currency" office:currency="EUR" office:value="80">
                  <text:p text:style-name="P15">80,00 €</text:p>
                </table:table-cell>
                <table:table-cell table:style-name="Tabla2.D3" table:formula="ooow:&lt;B3&gt;*&lt;C3&gt;" office:value-type="currency" office:currency="EUR" office:value="640">
                  <text:p text:style-name="P21">640,00 €</text:p>
                </table:table-cell>
              </table:table-row>
              <table:table-row>
                <table:table-cell table:style-name="Tabla2.A2" office:value-type="string">
                  <text:p text:style-name="P17">Soundcards</text:p>
                </table:table-cell>
                <table:table-cell table:style-name="Tabla2.B4" office:value-type="float" office:value="15">
                  <text:p text:style-name="P15">15</text:p>
                </table:table-cell>
                <table:table-cell table:style-name="Tabla2.C4" office:value-type="currency" office:currency="EUR" office:value="35">
                  <text:p text:style-name="P15">35,00 €</text:p>
                </table:table-cell>
                <table:table-cell table:style-name="Tabla2.D4" table:formula="ooow:&lt;B4&gt;*&lt;C4&gt;" office:value-type="currency" office:currency="EUR" office:value="525">
                  <text:p text:style-name="P21">525,00 €</text:p>
                </table:table-cell>
              </table:table-row>
              <table:table-row>
                <table:table-cell table:style-name="Tabla2.A2" office:value-type="string">
                  <text:p text:style-name="P17">Printers</text:p>
                </table:table-cell>
                <table:table-cell table:style-name="Tabla2.B5" office:value-type="float" office:value="3">
                  <text:p text:style-name="P15">3</text:p>
                </table:table-cell>
                <table:table-cell table:style-name="Tabla2.C5" office:value-type="currency" office:currency="EUR" office:value="150">
                  <text:p text:style-name="P19">150,00 €</text:p>
                </table:table-cell>
                <table:table-cell table:style-name="Tabla2.D5" table:formula="ooow:&lt;B5&gt;*&lt;C5&gt;" office:value-type="currency" office:currency="EUR" office:value="450">
                  <text:p text:style-name="P21">450,00 €</text:p>
                </table:table-cell>
              </table:table-row>
              <table:table-row table:style-name="Tabla2.6">
                <table:table-cell table:style-name="Tabla2.A6" table:number-rows-spanned="3" table:number-columns-spanned="2" office:value-type="string">
                  <text:p text:style-name="P17"/>
                </table:table-cell>
                <table:covered-table-cell/>
                <table:table-cell table:style-name="Tabla2.A2" office:value-type="string">
                  <text:p text:style-name="P18">Subtotal</text:p>
                </table:table-cell>
                <table:table-cell table:style-name="Tabla2.D6" table:formula="ooow:sum(&lt;D2&gt;|&lt;D3&gt;|&lt;D4&gt;|&lt;D5&gt;)" office:value-type="currency" office:currency="EUR" office:value="2315">
                  <text:p text:style-name="P21">2.315,00 €</text:p>
                </table:table-cell>
              </table:table-row>
              <table:table-row>
                <table:covered-table-cell table:style-name="Tabla2.A7"/>
                <table:covered-table-cell/>
                <table:table-cell table:style-name="Tabla2.A2" office:value-type="string">
                  <text:p text:style-name="P18">Discount <text:span text:style-name="T11">3</text:span>0%</text:p>
                </table:table-cell>
                <table:table-cell table:style-name="Tabla2.D7" table:formula="ooow:&lt;C6&gt;*0,3" office:value-type="currency" office:currency="EUR" office:value="694.5">
                  <text:p text:style-name="P21">694,50 €</text:p>
                </table:table-cell>
              </table:table-row>
              <table:table-row>
                <table:covered-table-cell table:style-name="Tabla2.A8"/>
                <table:covered-table-cell/>
                <table:table-cell table:style-name="Tabla2.A2" office:value-type="string">
                  <text:p text:style-name="P18">Total</text:p>
                </table:table-cell>
                <table:table-cell table:style-name="Tabla2.D8" table:formula="ooow:&lt;C6&gt;-&lt;C7&gt;" office:value-type="currency" office:currency="EUR" office:value="1620.5">
                  <text:p text:style-name="P22">1.620,50 €</text:p>
                </table:table-cell>
              </table:table-row>
            </table:table>
            <text:p text:style-name="P14"><text:s/></text:p>
            <text:p text:style-name="P8">As a valued client, we are happy to offer you 20% discount on the total price.</text:p>
            <text:p text:style-name="P4"><text:span text:style-name="T7">We can accept the payment terms outlined in your request of</text:span><text:span text:style-name="T8"> </text:span><text:span text:style-name="T9">3 days from delivery.</text:span></text:p>
            <text:p text:style-name="P5"><text:span text:style-name="T9">The earliest delivery date possible is 2 days before you confirm your order.</text:span></text:p>
            <text:p text:style-name="P5"><text:span text:style-name="T9">We would be happy to assist you in other way you need.</text:span></text:p>
            <text:p text:style-name="P5"><text:span text:style-name="T9">We look forward to receiving your order very soon.</text:span></text:p>
            <text:p text:style-name="P5"><text:span text:style-name="T9"/></text:p>
            <text:p text:style-name="P1">Many thanks<text:span text:style-name="T1">,</text:span></text:p>
            <text:p text:style-name="P1">Henry Martin</text:p>
          </table:table-cell>
          <table:covered-table-cell/>
        </table:table-row>
      </table:table>
      <text:p text:style-name="P2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2:08:05.028877637</meta:creation-date>
    <dc:date>2022-12-04T13:35:18.393613746</dc:date>
    <meta:editing-duration>PT7M59S</meta:editing-duration>
    <meta:editing-cycles>3</meta:editing-cycles>
    <meta:generator>LibreOffice/7.4.2.3$Linux_X86_64 LibreOffice_project/40$Build-3</meta:generator>
    <meta:document-statistic meta:table-count="2" meta:image-count="0" meta:object-count="0" meta:page-count="1" meta:paragraph-count="44" meta:word-count="150" meta:character-count="825" meta:non-whitespace-character-count="713"/>
  </office:meta>
</office:document-meta>
</file>